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27mm"/>
    </style:style>
    <style:style style:name="co3" style:family="table-column">
      <style:table-column-properties fo:break-before="auto" style:column-width="76.24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vertical-align="top"/>
      <style:text-properties style:font-name="Courier New" style:font-name-asian="Courier New" style:font-name-complex="Courier New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</style:style>
    <style:style style:name="T1" style:family="text">
      <style:text-properties fo:color="#6a3e3e" fo:font-size="10pt" style:font-name-asian="Courier New" style:font-name-complex="Courier New" style:font-size-asian="10pt" style:font-size-complex="10pt"/>
    </style:style>
    <style:style style:name="T2" style:family="text">
      <style:text-properties fo:font-size="10pt" style:font-name-asian="Courier New" style:font-name-complex="Courier New" style:font-size-asian="10pt" style:font-size-complex="10pt" fo:color="#000000"/>
    </style:style>
    <style:style style:name="T3" style:family="text">
      <style:text-properties fo:font-size="10pt" style:font-name-asian="Courier New" style:font-name-complex="Courier New" style:font-size-asian="10pt" style:font-size-complex="10pt" fo:color="#2a00ff"/>
    </style:style>
    <style:style style:name="T4" style:family="text">
      <style:text-properties fo:color="#6a3e3e" style:font-name="Courier New" fo:font-size="10pt" style:font-name-asian="Courier New" style:font-name-complex="Courier New" style:font-size-asian="10pt" style:font-size-complex="10pt"/>
    </style:style>
    <style:style style:name="T5" style:family="text">
      <style:text-properties style:font-name="Courier New" fo:font-size="10pt" style:font-name-asian="Courier New" style:font-name-complex="Courier New" style:font-size-asian="10pt" style:font-size-complex="10pt" fo:color="#000000"/>
    </style:style>
    <style:style style:name="T6" style:family="text">
      <style:text-properties style:font-name="Courier New" fo:font-size="10pt" style:font-name-asian="Courier New" style:font-name-complex="Courier New" style:font-size-asian="10pt" style:font-size-complex="10pt" fo:color="#2a00ff"/>
    </style:style>
    <style:style style:name="T7" style:family="text">
      <style:text-properties fo:color="#000000" style:font-name="Courier New" fo:font-size="10pt" style:font-name-asian="Courier New" style:font-name-complex="Courier New" style:font-size-asian="10pt" style:font-size-complex="10pt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6a3e3e"/>
    </style:style>
    <style:style style:name="T9" style:family="text">
      <style:text-properties fo:color="#000000" fo:font-size="10pt" style:font-name-asian="Courier New" style:font-name-complex="Courier New" style:font-size-asian="10pt" style:font-size-complex="10pt"/>
    </style:style>
    <style:style style:name="T10" style:family="text">
      <style:text-properties fo:font-size="10pt" style:font-name-asian="Courier New" style:font-name-complex="Courier New" style:font-size-asian="10pt" style:font-size-complex="10pt" fo:color="#6a3e3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étodo/classe testad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com todas as entradas válidas (o cadastro do usuário de teste é efetuado anteriormente e removido depois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pessoa (objeto com dados da pessoa logada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que deve receber falha de login por senha incorreta</text:p>
          </table:table-cell>
          <table:table-cell table:style-name="ce5" office:value-type="string" calcext:value-type="string"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Senha</text:span><text:span text:style-name="T5"> = </text:span><text:span text:style-name="T6">"xyze";</text:span></text:p>
          </table:table-cell>
          <table:table-cell office:value-type="string" calcext:value-type="string">
            <text:p>null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egocioLogin.login(String apelido, String senha)</text:p>
          </table:table-cell>
          <table:table-cell office:value-type="string" calcext:value-type="string">
            <text:p>Teste com as entradas válidas (após remover o usuário em questão do banco)</text:p>
          </table:table-cell>
          <table:table-cell table:style-name="ce4" office:value-type="string" calcext:value-type="string"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Senha</text:span><text:span text:style-name="T2"> = </text:span><text:span text:style-name="T3">"abcd"</text:span><text:span text:style-name="T2">;</text:span></text:p>
          </table:table-cell>
          <table:table-cell office:value-type="string" calcext:value-type="string">
            <text:p>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alizar um cadastro (todos os dados válidos)</text:p>
          </table:table-cell>
          <table:table-cell table:style-name="ce6"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d"</text:span><text:span text:style-name="T5">;</text:span></text:p>
          </table:table-cell>
          <table:table-cell office:value-type="string" calcext:value-type="string">
            <text:p>0 (sem erros) e alteração no banc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com um nome já cadastrado no banc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</table:table-cell>
          <table:table-cell office:value-type="string" calcext:value-type="string">
            <text:p>1 (erro de nome já cadastrado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com um apelido já cadastrado no banco</text:p>
          </table:table-cell>
          <table:table-cell table:style-name="ce6" office:value-type="string" calcext:value-type="string">
            <text:p><text:span text:style-name="T4">nome</text:span><text:span text:style-name="T5"> = </text:span><text:span text:style-name="T6">"Outro nom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</table:table-cell>
          <table:table-cell office:value-type="string" calcext:value-type="string">
            <text:p>2 (erro de apelido já cadastrado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o telefone não tem hífen</text:p>
          </table:table-cell>
          <table:table-cell table:style-name="ce6"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7">a</text:span><text:span text:style-name="T8">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34567899"</text:span><text:span text:style-name="T5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primeira parte antes do hífen está com tamanho errad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9">a</text:span><text:span text:style-name="T10">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-3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gunda parte antes do hífen está com tamanho errad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4567899"</text:span><text:span text:style-name="T2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o telefone possui dígito não numérico</text:p>
          </table:table-cell>
          <table:table-cell table:style-name="ce6"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a899"</text:span><text:span text:style-name="T5">;</text:span></text:p>
          </table:table-cell>
          <table:table-cell office:value-type="string" calcext:value-type="string">
            <text:p>3 (erro de tel no formato incorreto)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tem dígito numérico</text:p>
          </table:table-cell>
          <table:table-cell table:style-name="ce4" office:value-type="string" calcext:value-type="string">
            <text:p><text:span text:style-name="T1">nome</text:span><text:span text:style-name="T2"> = </text:span><text:span text:style-name="T3">"Nome teste"</text:span><text:span text:style-name="T2">;</text:span></text:p>
            <text:p><text:span text:style-name="T1">apelido</text:span><text:span text:style-name="T2"> = </text:span><text:span text:style-name="T3">"Apelido teste"</text:span><text:span text:style-name="T2">;</text:span></text:p>
            <text:p><text:span text:style-name="T1">telefone</text:span><text:span text:style-name="T2"> = </text:span><text:span text:style-name="T3">"12-934567899"</text:span><text:span text:style-name="T2">;</text:span></text:p>
            <text:p><text:span text:style-name="T1">Senha</text:span><text:span text:style-name="T2"> = </text:span><text:span text:style-name="T3">"12a4"</text:span><text:span text:style-name="T2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é muito longa</text:p>
          </table:table-cell>
          <table:table-cell table:style-name="ce6"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de"</text:span><text:span text:style-name="T5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NegocioCadastro.cadastrar(String nome, String apelido, String senha, String telefone)</text:p>
          </table:table-cell>
          <table:table-cell office:value-type="string" calcext:value-type="string">
            <text:p>Teste que deve receber um cadastro inválido pois a senha tem um dígito repetido</text:p>
          </table:table-cell>
          <table:table-cell table:style-name="ce6" office:value-type="string" calcext:value-type="string">
            <text:p><text:span text:style-name="T4">nome</text:span><text:span text:style-name="T5"> = </text:span><text:span text:style-name="T6">"Nome teste"</text:span><text:span text:style-name="T5">;</text:span></text:p>
            <text:p><text:span text:style-name="T4">apelido</text:span><text:span text:style-name="T5"> = </text:span><text:span text:style-name="T6">"Apelido teste"</text:span><text:span text:style-name="T5">;</text:span></text:p>
            <text:p><text:span text:style-name="T4">telefone</text:span><text:span text:style-name="T5"> = </text:span><text:span text:style-name="T6">"12-934567899"</text:span><text:span text:style-name="T5">;</text:span></text:p>
            <text:p><text:span text:style-name="T4">Senha</text:span><text:span text:style-name="T5"> = </text:span><text:span text:style-name="T6">"abca"</text:span><text:span text:style-name="T5">;</text:span></text:p>
          </table:table-cell>
          <table:table-cell office:value-type="string" calcext:value-type="string">
            <text:p>4 (senha inválida)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NegocioEstante.criarLivro(String titulo, String nomeAutor, String dtPublicacao, String genero)</text:p>
          </table:table-cell>
          <table:table-cell/>
          <table:table-cell table:style-name="ce6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gocioEstante.colocarNaEstante(Estante e, Livro livro, Pessoa p)</text:p>
          </table:table-cell>
          <table:table-cell/>
          <table:table-cell table:style-name="ce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NegocioEstante.buscarLivro(String titulo)</text:p>
          </table:table-cell>
          <table:table-cell/>
          <table:table-cell table:style-name="ce6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gocioEstante.removerDaEstante(Estante e, Livro l, Pessoa p)</text:p>
          </table:table-cell>
          <table:table-cell/>
          <table:table-cell table:style-name="ce6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style-name="ce6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Livro</text:p>
          </table:table-cell>
          <table:table-cell table:style-name="ce2" office:value-type="string" calcext:value-type="string">
            <text:p>Todos seus métodos foram testados</text:p>
          </table:table-cell>
          <table:table-cell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Pessoa</text:p>
          </table:table-cell>
          <table:table-cell table:style-name="ce2" office:value-type="string" calcext:value-type="string">
            <text:p>Todos seus métodos foram testados</text:p>
          </table:table-cell>
          <table:table-cell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Estante</text:p>
          </table:table-cell>
          <table:table-cell table:style-name="ce2" office:value-type="string" calcext:value-type="string">
            <text:p>Todos seus métodos foram testados</text:p>
          </table:table-cell>
          <table:table-cell office:value-type="string" calcext:value-type="string">
            <text:p>1) Construtores vazios e com parâmetros</text:p>
            <text:p>2) Setters</text:p>
            <text:p>3) Getters</text:p>
            <text:p>4) Função que converte os atributos em uma String</text:p>
          </table:table-cell>
          <table:table-cell table:style-name="ce2" office:value-type="string" calcext:value-type="string">
            <text:p>Classe testad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8:16:43.5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2:35.443000000</meta:creation-date>
    <meta:generator>LibreOffice/5.4.6.2$Windows_X86_64 LibreOffice_project/4014ce260a04f1026ba855d3b8d91541c224eab8</meta:generator>
    <dc:date>2018-06-24T19:15:19.741000000</dc:date>
    <meta:editing-duration>PT52M43S</meta:editing-duration>
    <meta:editing-cycles>3</meta:editing-cycles>
    <meta:document-statistic meta:table-count="1" meta:cell-count="107" meta:object-count="0"/>
  </office:meta>
</office:document-meta>
</file>